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Standard" style:list-style-name="L1"/>
    <style:style style:name="P4" style:family="paragraph" style:parent-style-name="Standard" style:list-style-name="L2">
      <style:text-properties fo:font-weight="normal" style:font-weight-asian="normal" style:font-weight-complex="normal"/>
    </style:style>
    <style:style style:name="P5" style:family="paragraph" style:parent-style-name="Standard" style:list-style-name="L4">
      <style:text-properties fo:font-weight="normal" style:font-weight-asian="normal" style:font-weight-complex="normal"/>
    </style:style>
    <style:style style:name="P6" style:family="paragraph" style:parent-style-name="Standard">
      <style:text-properties fo:font-weight="bold" style:font-weight-asian="bold" style:font-weight-complex="bold"/>
    </style:style>
    <style:style style:name="P7" style:family="paragraph" style:parent-style-name="Standard" style:list-style-name="L3"/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3570625421" text:style-name="L1">
        <text:list-item>
          <text:p text:style-name="P3">Cyclomatic complexity</text:p>
        </text:list-item>
        <text:list-item>
          <text:p text:style-name="P3"/>
        </text:list-item>
        <text:list-item>
          <text:p text:style-name="P3"/>
        </text:list-item>
        <text:list-item>
          <text:p text:style-name="P3"/>
        </text:list-item>
      </text:list>
      <text:p text:style-name="Standard">Quizes </text:p>
      <text:p text:style-name="P1">Trees, Binary trees</text:p>
      <text:list xml:id="list1768485758" text:style-name="L2">
        <text:list-item>
          <text:p text:style-name="P4">GKP – page 14.57 – 21</text:p>
        </text:list-item>
        <text:list-item>
          <text:p text:style-name="P4">Revise properties of spanning trees : GKP – page 14.57 – 25</text:p>
        </text:list-item>
        <text:list-item>
          <text:p text:style-name="P4">revise time complexity of heapsort : GKP – page 14.57 – 26</text:p>
        </text:list-item>
        <text:list-item>
          <text:p text:style-name="P4">Huffman code : GKP – page 14.57 - 27</text:p>
        </text:list-item>
      </text:list>
      <text:p text:style-name="P2"/>
      <text:p text:style-name="P1">Analysis, Asymptotic notation, Notations of space and time complexity</text:p>
      <text:list xml:id="list887005854" text:style-name="L3">
        <text:list-item>
          <text:p text:style-name="P7">GKP – page 14.57 – 22</text:p>
        </text:list-item>
        <text:list-item>
          <text:p text:style-name="P7">GKP – page 14.57 – 23</text:p>
        </text:list-item>
      </text:list>
      <text:p text:style-name="Standard"/>
      <text:p text:style-name="P1">Tree and graph traversal</text:p>
      <text:list xml:id="list164130010" text:style-name="L4">
        <text:list-item>
          <text:p text:style-name="P5">GKP – page 14.58 - 31</text:p>
        </text:list-item>
      </text:list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empa </meta:initial-creator>
    <meta:creation-date>2011-09-20T18:50:08</meta:creation-date>
    <meta:generator>LibreOffice/3.6$Linux_x86 LibreOffice_project/360m1$Build-2</meta:generator>
    <dc:date>2012-10-26T13:20:11</dc:date>
    <dc:creator>Kempa </dc:creator>
    <meta:editing-duration>PT4H7M41S</meta:editing-duration>
    <meta:editing-cycles>5</meta:editing-cycles>
    <meta:document-statistic meta:table-count="0" meta:image-count="0" meta:object-count="0" meta:page-count="1" meta:paragraph-count="12" meta:word-count="84" meta:character-count="385" meta:non-whitespace-character-count="320"/>
  </office:meta>
</office:document-meta>
</file>